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_20_Dot_20_3" svg:stroke-width="0.106cm" svg:stroke-color="#bebebe" draw:stroke-linejoin="miter" svg:stroke-linecap="round" draw:textarea-horizontal-align="center" draw:textarea-vertical-align="middle" fo:padding-top="0.178cm" fo:padding-bottom="0.178cm" fo:padding-left="0.303cm" fo:padding-right="0.303cm" loext:decorative="false"/>
    </style:style>
    <style:style style:name="gr2" style:family="graphic" style:parent-style-name="standard">
      <style:graphic-properties draw:stroke="none" draw:stroke-dash="Dash_20_Dot_20_3" svg:stroke-width="0cm" svg:stroke-color="#bebebe" draw:stroke-linejoin="none" svg:stroke-linecap="round" draw:fill="solid" draw:fill-color="#ffffff" draw:textarea-horizontal-align="center" draw:textarea-vertical-align="middle" loext:decorative="false"/>
    </style:style>
    <style:style style:name="gr3" style:family="graphic" style:parent-style-name="standard">
      <style:graphic-properties draw:stroke="none" draw:stroke-dash="Dash_20_Dot_20_3" svg:stroke-width="0cm" svg:stroke-color="#bebebe" draw:stroke-linejoin="none" svg:stroke-linecap="round" draw:fill="solid" draw:fill-color="#231f20" draw:textarea-horizontal-align="center" draw:textarea-vertical-align="middle" loext:decorative="false"/>
    </style:style>
    <style:style style:name="gr4" style:family="graphic" style:parent-style-name="standard">
      <style:graphic-properties draw:stroke="solid" draw:stroke-dash="Dash_20_Dot_20_3" svg:stroke-width="0.026cm" svg:stroke-color="#231f20" draw:stroke-linejoin="miter" svg:stroke-linecap="butt" draw:fill="none" draw:fill-color="#ffffff" draw:textarea-horizontal-align="center" draw:textarea-vertical-align="middle" fo:padding-top="0.138cm" fo:padding-bottom="0.138cm" fo:padding-left="0.263cm" fo:padding-right="0.263cm" loext:decorative="false"/>
    </style:style>
    <style:style style:name="gr5" style:family="graphic" style:parent-style-name="standard">
      <style:graphic-properties draw:stroke="none" draw:stroke-dash="Dash_20_Dot_20_3" svg:stroke-width="0cm" svg:stroke-color="#231f20" draw:stroke-linejoin="none" svg:stroke-linecap="butt" draw:fill="solid" draw:fill-color="#59c2e8" draw:textarea-horizontal-align="center" draw:textarea-vertical-align="middle" loext:decorative="false"/>
    </style:style>
    <style:style style:name="gr6" style:family="graphic" style:parent-style-name="standard">
      <style:graphic-properties draw:stroke="none" draw:stroke-dash="Dash_20_Dot_20_3" svg:stroke-width="0cm" svg:stroke-color="#231f20" draw:stroke-linejoin="none" svg:stroke-linecap="butt" draw:fill="solid" draw:fill-color="#53a8d3" draw:textarea-horizontal-align="center" draw:textarea-vertical-align="middle" loext:decorative="false"/>
    </style:style>
    <style:style style:name="gr7" style:family="graphic" style:parent-style-name="standard">
      <style:graphic-properties draw:stroke="none" draw:stroke-dash="Dash_20_Dot_20_3" svg:stroke-width="0cm" svg:stroke-color="#231f20" draw:stroke-linejoin="none" svg:stroke-linecap="butt" draw:fill="solid" draw:fill-color="#ffffff" draw:textarea-horizontal-align="center" draw:textarea-vertical-align="middle" loext:decorative="false"/>
    </style:style>
    <style:style style:name="gr8" style:family="graphic" style:parent-style-name="standard">
      <style:graphic-properties draw:stroke="solid" draw:stroke-dash="Dash_20_Dot_20_3" svg:stroke-width="0.053cm" svg:stroke-color="#231f20" draw:stroke-linejoin="miter" svg:stroke-linecap="butt" draw:fill="none" draw:fill-color="#ffffff" draw:textarea-horizontal-align="center" draw:textarea-vertical-align="middle" fo:padding-top="0.151cm" fo:padding-bottom="0.151cm" fo:padding-left="0.276cm" fo:padding-right="0.276cm" loext:decorative="false"/>
    </style:style>
    <style:style style:name="gr9" style:family="graphic" style:parent-style-name="standard">
      <style:graphic-properties draw:stroke="solid" draw:stroke-dash="Dash_20_Dot_20_3" svg:stroke-width="0.053cm" svg:stroke-color="#231f20" draw:stroke-linejoin="miter" svg:stroke-linecap="butt" draw:textarea-horizontal-align="center" draw:textarea-vertical-align="middle" fo:padding-top="0.151cm" fo:padding-bottom="0.151cm" fo:padding-left="0.276cm" fo:padding-right="0.27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231f20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solid" draw:fill-color="#59c2e8"/>
      <style:paragraph-properties fo:text-align="center"/>
    </style:style>
    <style:style style:name="P6" style:family="paragraph">
      <loext:graphic-properties draw:fill="solid" draw:fill-color="#53a8d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line draw:style-name="gr1" draw:text-style-name="P1" draw:layer="layout" svg:x1="20.895cm" svg:y1="2.725cm" svg:x2="0.296cm" svg:y2="2.725cm">
          <text:p/>
        </draw:line>
        <draw:line draw:style-name="gr1" draw:text-style-name="P1" draw:layer="layout" svg:x1="20.895cm" svg:y1="6.56cm" svg:x2="0.296cm" svg:y2="6.56cm">
          <text:p/>
        </draw:line>
        <draw:polygon draw:style-name="gr2" draw:text-style-name="P2" draw:layer="layout" svg:width="5.835cm" svg:height="2.627cm" svg:x="1.868cm" svg:y="3.333cm" svg:viewBox="0 0 5836 2628" draw:points="5836,1307 5802,948 5725,612 5566,381 5119,225 4048,225 4045,125 3974,0 3868,0 3868,225 1008,225 190,355 37,625 0,1307 37,1987 190,2260 1008,2389 3871,2389 3868,2628 3974,2628 4037,2487 4037,2389 5119,2389 5566,2231 5725,2000 5802,1665">
          <text:p/>
        </draw:polygon>
        <draw:path draw:style-name="gr3" draw:text-style-name="P3" draw:layer="layout" svg:width="0.849cm" svg:height="1.467cm" svg:x="2.55cm" svg:y="3.908cm" svg:viewBox="0 0 850 1468" svg:d="M77 1468l-50-291-27-442 27-444 50-291 773 111-37 624 37 622zM53 293l-26 439 26 440 45 264 723-106-35-600 35-601-723-106z">
          <text:p/>
        </draw:path>
        <draw:path draw:style-name="gr3" draw:text-style-name="P3" draw:layer="layout" svg:width="0.835cm" svg:height="1.677cm" svg:x="5.27cm" svg:y="3.804cm" svg:viewBox="0 0 836 1678" svg:d="M725 1678l-725-188 45-651-45-651 725-188 82 477 29 362-29 362zM27 1469l674 174 77-449 29-360-29-357-77-448-674 175 42 630z">
          <text:p/>
        </draw:path>
        <draw:path draw:style-name="gr3" draw:text-style-name="P3" draw:layer="layout" svg:width="1.269cm" svg:height="0.263cm" svg:x="4.495cm" svg:y="5.367cm" svg:viewBox="0 0 1270 264" svg:d="M140 264l-140-264 751 50 519 207zM45 29l111 209 979-8-392-156z">
          <text:p/>
        </draw:path>
        <draw:path draw:style-name="gr3" draw:text-style-name="P3" draw:layer="layout" svg:width="1.248cm" svg:height="0.274cm" svg:x="3.217cm" svg:y="5.364cm" svg:viewBox="0 0 1249 275" svg:d="M463 275l-463-29v-76l434-170h722l93 270zM27 220l436 29 749-5-77-217h-701l-410 161v32z">
          <text:p/>
        </draw:path>
        <draw:path draw:style-name="gr3" draw:text-style-name="P3" draw:layer="layout" svg:width="1.269cm" svg:height="0.263cm" svg:x="4.495cm" svg:y="3.651cm" svg:viewBox="0 0 1270 264" svg:d="M0 264l140-264 1130 8-521 209zM156 26l-111 209 696-45 391-156z">
          <text:p/>
        </draw:path>
        <draw:path draw:style-name="gr3" draw:text-style-name="P3" draw:layer="layout" svg:width="1.247cm" svg:height="0.272cm" svg:x="3.215cm" svg:y="3.648cm" svg:viewBox="0 0 1248 273" svg:d="M1156 273h-728l-428-167v-77l463-29 785 6zM436 246h701l77-217-749-5-436 29v35z">
          <text:p/>
        </draw:path>
        <draw:path draw:style-name="gr3" draw:text-style-name="P3" draw:layer="layout" svg:width="0.306cm" svg:height="0.433cm" svg:x="7.273cm" svg:y="5.118cm" svg:viewBox="0 0 307 434" svg:d="M0 434l177-426 130-8-61 273-98 124zM196 35l-151 362 87-21 90-114 51-230h-77z">
          <text:p/>
        </draw:path>
        <draw:path draw:style-name="gr3" draw:text-style-name="P3" draw:layer="layout" svg:width="0.306cm" svg:height="0.433cm" svg:x="7.27cm" svg:y="3.725cm" svg:viewBox="0 0 307 434" svg:d="M307 434l-129-8-178-426 149 37 100 127zM199 402l77 5-51-230-90-114-87-21z">
          <text:p/>
        </draw:path>
        <draw:polygon draw:style-name="gr3" draw:text-style-name="P3" draw:layer="layout" svg:width="0.06cm" svg:height="0.636cm" svg:x="7.688cm" svg:y="4.323cm" svg:viewBox="0 0 61 637" draw:points="0,0 61,0 61,637 0,637">
          <text:p/>
        </draw:polygon>
        <draw:polygon draw:style-name="gr3" draw:text-style-name="P3" draw:layer="layout" svg:width="0.221cm" svg:height="0.372cm" svg:x="5.712cm" svg:y="3.302cm" svg:viewBox="0 0 222 373" draw:points="164,373 169,293 169,158 111,47 53,47 53,359 0,359 0,0 146,0 222,148 222,309">
          <text:p/>
        </draw:polygon>
        <draw:polygon draw:style-name="gr3" draw:text-style-name="P3" draw:layer="layout" svg:width="0.221cm" svg:height="0.374cm" svg:x="5.712cm" svg:y="5.608cm" svg:viewBox="0 0 222 375" draw:points="146,375 0,375 0,13 53,13 53,328 111,328 169,214 169,79 164,0 222,63 222,225">
          <text:p/>
        </draw:polygon>
        <draw:polygon draw:style-name="gr3" draw:text-style-name="P3" draw:layer="layout" svg:width="3.901cm" svg:height="2.213cm" svg:x="1.844cm" svg:y="3.535cm" svg:viewBox="0 0 3902 2214" draw:points="3902,2161 1037,2161 233,2034 87,1780 53,1105 87,433 233,179 1037,52 3902,52 3902,0 1035,0 198,129 37,418 0,1105 0,1105 37,1796 198,2084 1029,2214 3902,2214">
          <text:p/>
        </draw:polygon>
        <draw:polygon draw:style-name="gr3" draw:text-style-name="P3" draw:layer="layout" svg:width="1.835cm" svg:height="2.213cm" svg:x="5.895cm" svg:y="3.535cm" svg:viewBox="0 0 1836 2214" draw:points="1801,746 1725,402 1558,158 1100,0 0,0 0,52 1090,52 1526,203 1674,423 1751,751 1783,1105 1751,1460 1674,1791 1526,2010 1090,2161 0,2161 0,2214 1100,2214 1558,2052 1725,1812 1801,1470 1836,1105">
          <text:p/>
        </draw:polygon>
        <draw:path draw:style-name="gr2" draw:text-style-name="P2" draw:layer="layout" svg:width="0.782cm" svg:height="0.782cm" svg:x="18.879cm" svg:y="7.396cm" svg:viewBox="0 0 783 783" svg:d="M701 783h-619c-45 0-82-37-82-82v-619c0-45 37-82 82-82h619c45 0 82 37 82 82v619c0 45-37 82-82 82z">
          <text:p/>
        </draw:path>
        <draw:path draw:style-name="gr4" draw:text-style-name="P4" draw:layer="layout" svg:width="0.782cm" svg:height="0.782cm" svg:x="18.879cm" svg:y="7.396cm" svg:viewBox="0 0 783 783" svg:d="M701 783h-619c-45 0-82-37-82-82v-619c0-45 37-82 82-82h619c45 0 82 37 82 82v619c0 45-37 82-82 82z">
          <text:p/>
        </draw:path>
        <draw:polygon draw:style-name="gr5" draw:text-style-name="P5" draw:layer="layout" svg:width="11.584cm" svg:height="6.099cm" svg:x="7.019cm" svg:y="1.156cm" svg:viewBox="0 0 11585 6100" draw:points="1717,0 4175,1490 6620,3000 11505,6020 11585,6068 11492,6068 5746,6089 2873,6100 0,6084 2873,6047 5746,6036 11492,6015 11479,6065 6590,3045 4148,1535">
          <text:p/>
        </draw:polygon>
        <draw:polygon draw:style-name="gr5" draw:text-style-name="P5" draw:layer="layout" svg:width="0.081cm" svg:height="0.258cm" svg:x="8.654cm" svg:y="1.156cm" svg:viewBox="0 0 82 259" draw:points="82,0 19,259 0,254">
          <text:p/>
        </draw:polygon>
        <draw:polygon draw:style-name="gr5" draw:text-style-name="P5" draw:layer="layout" svg:width="0.105cm" svg:height="0.264cm" svg:x="8.535cm" svg:y="1.534cm" svg:viewBox="0 0 106 265" draw:points="106,8 42,265 0,254 79,0">
          <text:p/>
        </draw:polygon>
        <draw:path draw:style-name="gr5" draw:text-style-name="P5" draw:layer="layout" svg:width="0.124cm" svg:height="0.267cm" svg:x="8.421cm" svg:y="1.915cm" svg:viewBox="0 0 125 268" svg:d="M125 14c-11 42-24 84-37 127l-37 127-51-14 37-127c11-42 24-84 35-127z">
          <text:p/>
        </draw:path>
        <draw:polygon draw:style-name="gr5" draw:text-style-name="P5" draw:layer="layout" svg:width="0.122cm" svg:height="0.268cm" svg:x="8.32cm" svg:y="2.303cm" svg:viewBox="0 0 123 269" draw:points="0,254 73,0 123,14 51,269">
          <text:p/>
        </draw:polygon>
        <draw:polygon draw:style-name="gr5" draw:text-style-name="P5" draw:layer="layout" svg:width="0.122cm" svg:height="0.268cm" svg:x="8.214cm" svg:y="2.684cm" svg:viewBox="0 0 123 269" draw:points="0,254 72,0 123,14 51,269">
          <text:p/>
        </draw:polygon>
        <draw:polygon draw:style-name="gr5" draw:text-style-name="P5" draw:layer="layout" svg:width="0.122cm" svg:height="0.268cm" svg:x="8.103cm" svg:y="3.063cm" svg:viewBox="0 0 123 269" draw:points="0,255 72,0 123,14 51,269">
          <text:p/>
        </draw:polygon>
        <draw:polygon draw:style-name="gr5" draw:text-style-name="P5" draw:layer="layout" svg:width="0.122cm" svg:height="0.267cm" svg:x="7.996cm" svg:y="3.447cm" svg:viewBox="0 0 123 268" draw:points="0,254 72,0 123,14 51,268">
          <text:p/>
        </draw:polygon>
        <draw:polygon draw:style-name="gr5" draw:text-style-name="P5" draw:layer="layout" svg:width="0.122cm" svg:height="0.268cm" svg:x="7.886cm" svg:y="3.827cm" svg:viewBox="0 0 123 269" draw:points="0,254 72,0 123,14 51,269">
          <text:p/>
        </draw:polygon>
        <draw:polygon draw:style-name="gr5" draw:text-style-name="P5" draw:layer="layout" svg:width="0.122cm" svg:height="0.268cm" svg:x="7.779cm" svg:y="4.209cm" svg:viewBox="0 0 123 269" draw:points="0,255 72,0 123,15 51,269">
          <text:p/>
        </draw:polygon>
        <draw:polygon draw:style-name="gr5" draw:text-style-name="P5" draw:layer="layout" svg:width="0.121cm" svg:height="0.268cm" svg:x="7.675cm" svg:y="4.593cm" svg:viewBox="0 0 122 269" draw:points="0,254 72,0 122,14 50,269">
          <text:p/>
        </draw:polygon>
        <draw:polygon draw:style-name="gr5" draw:text-style-name="P5" draw:layer="layout" svg:width="0.122cm" svg:height="0.268cm" svg:x="7.564cm" svg:y="4.974cm" svg:viewBox="0 0 123 269" draw:points="0,255 72,0 123,15 51,269">
          <text:p/>
        </draw:polygon>
        <draw:polygon draw:style-name="gr5" draw:text-style-name="P5" draw:layer="layout" svg:width="0.122cm" svg:height="0.268cm" svg:x="7.46cm" svg:y="5.355cm" svg:viewBox="0 0 123 269" draw:points="0,255 72,0 123,15 51,269">
          <text:p/>
        </draw:polygon>
        <draw:polygon draw:style-name="gr5" draw:text-style-name="P5" draw:layer="layout" svg:width="0.122cm" svg:height="0.268cm" svg:x="7.35cm" svg:y="5.737cm" svg:viewBox="0 0 123 269" draw:points="0,255 72,0 123,15 51,269">
          <text:p/>
        </draw:polygon>
        <draw:polygon draw:style-name="gr5" draw:text-style-name="P5" draw:layer="layout" svg:width="0.12cm" svg:height="0.269cm" svg:x="7.239cm" svg:y="6.113cm" svg:viewBox="0 0 121 270" draw:points="121,16 50,270 0,257 71,0">
          <text:p/>
        </draw:polygon>
        <draw:polygon draw:style-name="gr5" draw:text-style-name="P5" draw:layer="layout" svg:width="0.113cm" svg:height="0.266cm" svg:x="7.138cm" svg:y="6.497cm" svg:viewBox="0 0 114 267" draw:points="114,13 34,267 0,256 64,0">
          <text:p/>
        </draw:polygon>
        <draw:polygon draw:style-name="gr5" draw:text-style-name="P5" draw:layer="layout" svg:width="0.113cm" svg:height="0.356cm" svg:x="7.019cm" svg:y="6.883cm" svg:viewBox="0 0 114 357" draw:points="114,5 0,357 24,256 87,0">
          <text:p/>
        </draw:polygon>
        <draw:path draw:style-name="gr6" draw:text-style-name="P6" draw:layer="layout" svg:width="0.295cm" svg:height="0.295cm" svg:x="18.363cm" svg:y="7.055cm" svg:viewBox="0 0 296 296" svg:d="M296 148c0 26-7 51-20 74s-31 41-54 54-48 20-74 20-52-7-74-20c-23-13-41-31-54-54s-20-48-20-74 7-52 20-74c13-23 31-41 54-54 22-13 48-20 74-20s51 7 74 20 41 31 54 54c13 22 20 48 20 74z">
          <text:p/>
        </draw:path>
        <draw:polygon draw:style-name="gr7" draw:text-style-name="P2" draw:layer="layout" svg:width="1.388cm" svg:height="0.711cm" svg:x="18.508cm" svg:y="7.057cm" svg:viewBox="0 0 1389 712" draw:points="3,178 0,241 21,291 51,307 114,326 109,358 135,387 1278,712 1389,323 254,0 225,3 196,48 117,32 61,48 24,106">
          <text:p/>
        </draw:polygon>
        <draw:path draw:style-name="gr8" draw:text-style-name="P4" draw:layer="layout" svg:width="1.271cm" svg:height="0.707cm" svg:x="18.625cm" svg:y="7.061cm" svg:viewBox="0 0 1272 708" svg:d="M1164 708l-1135-320c-21-5-35-29-27-48l88-312c5-21 29-34 47-26l1135 320z">
          <text:p/>
        </draw:path>
        <draw:path draw:style-name="gr9" draw:text-style-name="P1" draw:layer="layout" svg:width="0.198cm" svg:height="0.292cm" svg:x="18.511cm" svg:y="7.083cm" svg:viewBox="0 0 199 293" svg:d="M123 293l-69-19c0 0-82-13-43-158 40-138 120-114 120-114l68 18">
          <text:p/>
        </draw:path>
        <draw:path draw:style-name="gr7" draw:text-style-name="P2" draw:layer="layout" svg:width="0.274cm" svg:height="0.274cm" svg:x="19.133cm" svg:y="7.65cm" svg:viewBox="0 0 275 275" svg:d="M275 138c0 24-7 47-19 68s-29 39-50 51-45 18-69 18-49-6-69-18c-21-12-38-30-50-51s-18-44-18-68c0-25 6-48 18-69s29-38 50-51 45-18 69-18 48 5 69 18c21 12 38 30 50 51s19 44 19 69z">
          <text:p/>
        </draw:path>
        <draw:path draw:style-name="gr8" draw:text-style-name="P4" draw:layer="layout" svg:width="0.274cm" svg:height="0.274cm" svg:x="19.133cm" svg:y="7.65cm" svg:viewBox="0 0 275 275" svg:d="M275 138c0 24-7 47-19 68s-29 39-50 51-45 18-69 18-49-6-69-18c-21-12-38-30-50-51s-18-44-18-68c0-25 6-48 18-69s29-38 50-51 45-18 69-18 48 5 69 18c21 12 38 30 50 51s19 44 19 6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Dash_20_Dot_20_3" draw:display-name="Dash Dot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19cm" fo:page-height="9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2-16T15:05:12.728000000</dc:date>
    <dc:creator>Cezary Dołęga</dc:creator>
    <meta:editing-duration>PT27S</meta:editing-duration>
    <meta:editing-cycles>1</meta:editing-cycles>
    <meta:document-statistic meta:object-count="41"/>
    <meta:generator>LibreOffice/24.8.4.2$Windows_X86_64 LibreOffice_project/bb3cfa12c7b1bf994ecc5649a80400d06cd71002</meta:generator>
  </office:meta>
</office:document-meta>
</file>